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28250">
            <text:p>1282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5/02/2014</text:date>, <text:time>07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02T07:59:21.73</dc:date>
    <meta:editing-duration>P2DT11H4M</meta:editing-duration>
    <meta:editing-cycles>11</meta:editing-cycles>
    <meta:generator>OpenOffice/4.0.1$Win32 OpenOffice.org_project/401m5$Build-9714</meta:generator>
    <dc:creator>Charles Stangor</dc:creator>
    <meta:document-statistic meta:table-count="3" meta:cell-count="41" meta:object-count="0"/>
  </office:meta>
</office:document-meta>
</file>